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men</text:p>
      <text:p text:style-name="Standard">Istruzioni di rilascio</text:p>
      <text:p text:style-name="Standard"/>
      <text:p text:style-name="Standard">Per prima cosa verificare che non ci siamo warning in compilazione.</text:p>
      <text:p text:style-name="Standard">Poi far girare i test per vedere che tutto sia a posto.</text:p>
      <text:p text:style-name="Standard"/>
      <text:p text:style-name="Standard">Controllare e sistemare numero di release (Assembly-version) di tutti i progetti. </text:p>
      <text:p text:style-name="Standard">Controllare il numero di release dentro il file di setup.</text:p>
      <text:p text:style-name="Standard">Per ora teniamo i numeri tutti uguali.</text:p>
      <text:p text:style-name="Standard"/>
      <text:p text:style-name="Standard"/>
      <text:p text:style-name="Standard">Prendere i sorgenti da svn.</text:p>
      <text:p text:style-name="Standard"/>
      <text:p text:style-name="Standard">Lanciare il batch build.bat che compila tutto.</text:p>
      <text:p text:style-name="Standard"/>
      <text:p text:style-name="Standard">Non sono riuscito ad automatizzare questa cosa:</text:p>
      <text:p text:style-name="Standard">Lanciare visual studio.</text:p>
      <text:p text:style-name="Standard">Vai sul progetto SelfService.WebUI + tasto desto + Publish</text:p>
      <text:p text:style-name="Standard">scegli il profilo "FileSystm-profile".</text:p>
      <text:p text:style-name="Standard">Ti crea la cartella ssWebPackage.</text:p>
      <text:p text:style-name="Standard">Comprimere in .ZIP tutta la cartella.</text:p>
      <text:p text:style-name="Standard"/>
      <text:p text:style-name="Standard">Lanciare SetupScript.iss che lancierà Inno-Setup.</text:p>
      <text:p text:style-name="Standard"/>
      <text:p text:style-name="Standard">Controllare la versione di rilascio che sia congruente con quella degli assemb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M8S</meta:editing-duration>
    <meta:editing-cycles>5</meta:editing-cycles>
    <meta:generator>OpenOffice.org/3.3$Win32 OpenOffice.org_project/330m20$Build-9567</meta:generator>
    <dc:date>2015-04-12T20:59:35.14</dc:date>
    <dc:creator>Luca Bernardini</dc:creator>
    <meta:document-statistic meta:table-count="0" meta:image-count="0" meta:object-count="0" meta:page-count="1" meta:paragraph-count="17" meta:word-count="118" meta:character-count="765"/>
    <meta:user-defined meta:name="Info 1"/>
    <meta:user-defined meta:name="Info 2"/>
    <meta:user-defined meta:name="Info 3"/>
    <meta:user-defined meta:name="Info 4"/>
  </office:meta>
</office:document-meta>
</file>